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Pacifico" style:font-name-asian="Pacifico" style:font-name-complex="Pacific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36pt" style:font-size-asian="36pt" style:font-size-complex="36pt"/>
    </style:style>
    <style:style style:name="ce13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6.85270833333333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1pt" style:use-optimal-row-height="true" fo:break-before="auto"/>
    </style:style>
    <style:style style:name="ro5" style:family="table-row">
      <style:table-row-properties style:row-height="156.75pt" style:use-optimal-row-height="true" fo:break-before="auto"/>
    </style:style>
    <style:style style:name="ro6" style:family="table-row">
      <style:table-row-properties style:row-height="85.5pt" style:use-optimal-row-height="false" fo:break-before="auto"/>
    </style:style>
    <style:style style:name="ro7" style:family="table-row">
      <style:table-row-properties style:row-height="109.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uivi étudiant en stage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7" table:style-name="ce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5">
            <text:p>Semaines</text:p>
          </table:table-cell>
          <table:table-cell office:value-type="string" table:style-name="ce6">
            <text:p>Tâches effectuées</text:p>
          </table:table-cell>
          <table:table-cell office:value-type="string" table:style-name="ce6">
            <text:p>Problèmes rencontrés</text:p>
          </table:table-cell>
          <table:table-cell office:value-type="string" table:style-name="ce6">
            <text:p>Tâches à réaliser</text:p>
          </table:table-cell>
          <table:table-cell office:value-type="string" table:style-name="ce6">
            <text:p>Commentaires</text:p>
          </table:table-cell>
          <table:table-cell office:value-type="string" table:style-name="ce6">
            <text:p>Bilan-Ressenti de la semaine</text:p>
          </table:table-cell>
          <table:table-cell office:value-type="string" table:style-name="ce7">
            <text:p>Commentaires enseignant tuteur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9">
            <text:p>Installation des logiciels nécessaire à notre projet.</text:p>
            <text:p>Analyse et compréhension du logiciel DAN.</text:p>
            <text:p>Analyse de la base de données utilisée par le logiciel DAN.</text:p>
            <text:p>Réalisation de diverses requêtes SQL dans le but de mieux la comprendre.</text:p>
            <text:p>Analyse de la nouvelle structure de données qui sera utilisée par le logiciel DAN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Réfléchir au système de gestion des utilisateurs pour la nouvelle structure de données du logiciel DAN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très bien passé, on nous a bien accueillis. De plus, tous les matins à lieu une réunion avec le reste du groupe qui travaille sur DAN pour planifier la journée et avoir des réponses à nos questions (même si on peut poser les questions pendant notre temps de travail)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9">
            <text:p>Analyse de la nouvelle structure de données qui sera utilisée par le logiciel DAN.</text:p>
            <text:p>Documentation des requêtes SQL du logiciel existant.</text:p>
            <text:p>Création des requêtes SQL qui vont permettre la migration de la base v1 <text:s/>à la base v2.</text:p>
            <text:p>Installation de my sql 8.</text:p>
            <text:p>Création des tables de la base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6">
          <table:table-cell office:value-type="float" office:value="3" table:style-name="ce8">
            <text:p>3</text:p>
          </table:table-cell>
          <table:table-cell office:value-type="string" table:style-name="ce9">
            <text:p>Création des tables de la base v2 et migration des données de la v1 vers la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 Commencer à développer l'application web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7">
          <table:table-cell office:value-type="float" office:value="4" table:style-name="ce8">
            <text:p>4</text:p>
          </table:table-cell>
          <table:table-cell office:value-type="string" table:style-name="ce9">
            <text:p>Création des tables de la base v2 et migration des données de la v1 vers la v2 et réglage de petits soucis.</text:p>
            <text:p>Création des User Story.</text:p>
            <text:p>Mise en palce de la clé SSH pour cloner le dépôt du projet de manière sécurisé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Lancement du projet avec un premier sprint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style-name="ce12"/>
          <table:table-cell table:style-name="ce13"/>
          <table:table-cell table:number-columns-repeated="17" table:style-name="ce3"/>
          <table:table-cell table:number-columns-repeated="16358"/>
        </table:table-row>
        <table:table-row table:style-name="ro8">
          <table:table-cell office:value-type="float" office:value="5" table:style-name="ce8">
            <text:p>5</text:p>
          </table:table-cell>
          <table:table-cell table:number-columns-repeated="5" table:style-name="ce9"/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6" table:style-name="ce8">
            <text:p>6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7" table:style-name="ce8">
            <text:p>7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8" table:style-name="ce8">
            <text:p>8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9" table:style-name="ce8">
            <text:p>9</text:p>
          </table:table-cell>
          <table:table-cell table:number-columns-repeated="5" table:style-name="ce9"/>
          <table:table-cell table:style-name="ce1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10" table:style-name="ce8">
            <text:p>10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8">
          <table:table-cell office:value-type="string" table:style-name="ce16">
            <text:p>...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office:value-type="string" table:style-name="ce3">
            <text:p>Petit glossaire des acronymes utilisés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table:style-name="ce3"/>
          <table:table-cell office:value-type="string" table:style-name="ce3">
            <text:p>DAN : Dossier d'Atelier Numérique</text:p>
          </table:table-cell>
          <table:table-cell table:number-columns-repeated="24" table:style-name="ce3"/>
          <table:table-cell table:number-columns-repeated="16358"/>
        </table:table-row>
        <table:table-row table:style-name="ro9">
          <table:table-cell table:style-name="ce1"/>
          <table:table-cell office:value-type="string" table:style-name="ce1">
            <text:p><text:s text:c="10"/>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26" table:style-name="ce3"/>
          <table:table-cell table:number-columns-repeated="16358"/>
        </table:table-row>
        <table:table-row table:style-name="ro8">
          <table:table-cell table:style-name="ce17"/>
          <table:table-cell table:number-columns-repeated="25" table:style-name="ce3"/>
          <table:table-cell table:number-columns-repeated="16358"/>
        </table:table-row>
        <table:table-row table:number-rows-repeated="977" table:style-name="ro2">
          <table:table-cell table:number-columns-repeated="26" table:style-name="ce3"/>
          <table:table-cell table:number-columns-repeated="16358"/>
        </table:table-row>
        <table:table-row table:number-rows-repeated="1047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Bafode KOULIBALY</dc:creator>
    <dc:date>2022-05-04T06:15:41Z</dc:date>
    <meta:editing-cycles>2</meta:editing-cycles>
    <meta:editing-duration>PT107S</meta:editing-duration>
  </office:meta>
</office:document-meta>
</file>